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932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Wave</text:span></text:p>
      <text:p text:style-name="Standard">- <text:span text:style-name="T1">Burst (circle from a point)</text:span></text:p>
      <text:p text:style-name="Standard">- <text:span text:style-name="T1">Star burst</text:span></text:p>
      <text:p text:style-name="Standard">- <text:span text:style-name="T1">Text</text:span></text:p>
      <text:p text:style-name="Standard">- <text:span text:style-name="T1">Audio frequency spectrum levels</text:span></text:p>
      <text:p text:style-name="Standard">- <text:span text:style-name="T1">Static colour</text:span></text:p>
      <text:p text:style-name="Standard">- <text:span text:style-name="T1">Slow changing color</text:span></text:p>
      <text:p text:style-name="Standard">- <text:span text:style-name="T1">Time-based</text:span></text:p>
      <text:p text:style-name="Standard">- <text:span text:style-name="T1">PID (app) based</text:span></text:p>
      <text:p text:style-name="Standard">- <text:span text:style-name="T1">Keylogger based (press key, strip flashes)</text:span></text:p>
      <text:p text:style-name="Standard">- <text:span text:style-name="T1">Flash</text:span></text:p>
      <text:p text:style-name="Standard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44S</meta:editing-duration>
    <meta:editing-cycles>3</meta:editing-cycles>
    <meta:generator>LibreOffice/5.0.3.2$Windows_x86 LibreOffice_project/e5f16313668ac592c1bfb310f4390624e3dbfb75</meta:generator>
    <dc:date>2016-10-25T11:50:59.491000000</dc:date>
    <meta:document-statistic meta:table-count="0" meta:image-count="0" meta:object-count="0" meta:page-count="1" meta:paragraph-count="12" meta:word-count="41" meta:character-count="204" meta:non-whitespace-character-count="174"/>
    <meta:user-defined meta:name="Info 1"/>
    <meta:user-defined meta:name="Info 2"/>
    <meta:user-defined meta:name="Info 3"/>
    <meta:user-defined meta:name="Info 4"/>
  </office:meta>
</office:document-meta>
</file>